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99cm"/>
    </style:style>
    <style:style style:name="Table1.B" style:family="table-column">
      <style:table-column-properties style:column-width="6.795cm"/>
    </style:style>
    <style:style style:name="Table1.C" style:family="table-column">
      <style:table-column-properties style:column-width="7.207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left="0.212cm" fo:margin-right="0.212cm" fo:text-indent="0cm" style:auto-text-indent="false"/>
    </style:style>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Heading_20_3">
      <style:paragraph-properties fo:margin-left="0.212cm" fo:margin-right="0.212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7.938cm" svg:height="6.615cm" draw:z-index="1">
        <draw:floating-frame draw:frame-name="aswift_0"/>
      </draw:frame>
      <draw:frame draw:style-name="fr2" draw:name="Object2" text:anchor-type="page" text:anchor-page-number="1" svg:x="0cm" svg:y="0cm" svg:width="7.938cm" svg:height="6.615cm" draw:z-index="2">
        <draw:floating-frame draw:frame-name="aswift_1"/>
      </draw:frame>
      <draw:frame draw:style-name="fr2" draw:name="Object3" text:anchor-type="page" text:anchor-page-number="1" svg:x="0cm" svg:y="0cm" svg:width="7.938cm" svg:height="6.615cm" draw:z-index="3">
        <draw:floating-frame draw:frame-name="aswift_2"/>
      </draw:frame>
      <text:h text:style-name="Heading_20_1" text:outline-level="1">Difference Between Interrupt and Polling in OS</text:h>
      <text:p text:style-name="Text_20_body"><text:a xlink:type="simple" xlink:href="http://techdifferences.com/difference-between-interrupt-and-polling-in-os.html#respond">Leave a Comment</text:a> </text:p>
      <text:p text:style-name="Text_20_body"><draw:frame draw:style-name="fr1" draw:name="graphics1" text:anchor-type="as-char" svg:width="13.388cm" svg:height="5.371cm" draw:z-index="0"><draw:image xlink:href="http://techdifferences.com/wp-content/uploads/2017/01/Interrupt-Vs-Polling.jpg" xlink:type="simple" xlink:show="embed" xlink:actuate="onLoad"/><svg:title>interrupt-vs-polling</svg:title></draw:frame>We have many external devices attached to the CPU like a mouse, keyboard, scanner, printer, etc. These devices also need CPU attention. Suppose, a CPU is busy in displaying a PDF and you click the window media player icon on the desktop. Though the CPU does not have any idea when an event like this would occur, but it has to respond to such inputs from the I/O devices.  Interrupt and Polling are the two ways to handle the events generated by the devices that can happen at any moment while CPU is busy in executing another process.</text:p>
      <text:p text:style-name="P5"><text:bookmark text:name="aswift_0_expand"/><text:bookmark text:name="aswift_0_anchor"/>Polling and Interrupt let CPU stop what it is currently doing and respond to the more important task. Polling and Interrupt are different from each other in many aspects. But the basic point that distinguishes Polling and Interrupt is that in <text:span text:style-name="Strong_20_Emphasis">polling</text:span> CPU keeps on checking I/O  devices at regular interval whether it needs CPU service whereas, in <text:span text:style-name="Strong_20_Emphasis">interrupt</text:span>, the I/O device interrupts the CPU and tell CPU that it need CPU service. I have discussed some differences between Interrupt and Polling in the comparison chart below, please have a look.</text:p>
      <text:h text:style-name="Heading_20_2" text:outline-level="2">Content: Interrupt Vs Polling</text:h>
      <text:list xml:id="list188423279" text:style-name="L1">
        <text:list-item>
          <text:p text:style-name="P6"><text:a xlink:type="simple" xlink:href="http://techdifferences.com/difference-between-interrupt-and-polling-in-os.html#ComparisonChart">Comparison Chart</text:a> </text:p>
        </text:list-item>
        <text:list-item>
          <text:p text:style-name="P6"><text:a xlink:type="simple" xlink:href="http://techdifferences.com/difference-between-interrupt-and-polling-in-os.html#Definition">Definition</text:a> </text:p>
        </text:list-item>
        <text:list-item>
          <text:p text:style-name="P6"><text:a xlink:type="simple" xlink:href="http://techdifferences.com/difference-between-interrupt-and-polling-in-os.html#KeyDifferences">Key Differences</text:a> </text:p>
        </text:list-item>
        <text:list-item>
          <text:p text:style-name="P2"><text:a xlink:type="simple" xlink:href="http://techdifferences.com/difference-between-interrupt-and-polling-in-os.html#Conclusion">Conclusion</text:a> </text:p>
        </text:list-item>
      </text:list>
      <text:h text:style-name="Heading_20_3" text:outline-level="3"><text:bookmark text:name="ComparisonChart"/>Comparison Chart</text:h>
      <text:p text:style-name="P1"><text:bookmark text:name="tablepress-138"/></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Interrupt</text:p>
            </table:table-cell>
            <table:table-cell table:style-name="Table1.A1" office:value-type="string">
              <text:p text:style-name="Table_20_Heading">Polling</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Device notify CPU that it needs CPU attention.</text:p>
          </table:table-cell>
          <table:table-cell table:style-name="Table1.A1" office:value-type="string">
            <text:p text:style-name="Table_20_Contents">CPU constantly checks device status whether it needs CPU's attention.</text:p>
          </table:table-cell>
        </table:table-row>
        <table:table-row>
          <table:table-cell table:style-name="Table1.A1" office:value-type="string">
            <text:p text:style-name="Table_20_Contents">Mechanism</text:p>
          </table:table-cell>
          <table:table-cell table:style-name="Table1.A1" office:value-type="string">
            <text:p text:style-name="Table_20_Contents">An interrupt is a hardware mechanism.</text:p>
          </table:table-cell>
          <table:table-cell table:style-name="Table1.A1" office:value-type="string">
            <text:p text:style-name="Table_20_Contents">Polling is a Protocol.</text:p>
          </table:table-cell>
        </table:table-row>
        <table:table-row>
          <table:table-cell table:style-name="Table1.A1" office:value-type="string">
            <text:p text:style-name="Table_20_Contents">Servicing</text:p>
          </table:table-cell>
          <table:table-cell table:style-name="Table1.A1" office:value-type="string">
            <text:p text:style-name="Table_20_Contents">Interrupt handler services the Device.</text:p>
          </table:table-cell>
          <table:table-cell table:style-name="Table1.A1" office:value-type="string">
            <text:p text:style-name="Table_20_Contents">CPU services the device.</text:p>
          </table:table-cell>
        </table:table-row>
        <table:table-row>
          <table:table-cell table:style-name="Table1.A1" office:value-type="string">
            <text:p text:style-name="Table_20_Contents">Indication</text:p>
          </table:table-cell>
          <table:table-cell table:style-name="Table1.A1" office:value-type="string">
            <text:p text:style-name="Table_20_Contents">Interrupt-request line indicates that device needs servicing.</text:p>
          </table:table-cell>
          <table:table-cell table:style-name="Table1.A1" office:value-type="string">
            <text:p text:style-name="Table_20_Contents">Comand-ready bit indicates the device needs servicing.</text:p>
          </table:table-cell>
        </table:table-row>
        <table:table-row>
          <table:table-cell table:style-name="Table1.A1" office:value-type="string">
            <text:p text:style-name="Table_20_Contents">CPU</text:p>
          </table:table-cell>
          <table:table-cell table:style-name="Table1.A1" office:value-type="string">
            <text:p text:style-name="Table_20_Contents">CPU is disturbed only when a device needs servicing, which saves CPU <text:soft-page-break/>cycles.</text:p>
          </table:table-cell>
          <table:table-cell table:style-name="Table1.A1" office:value-type="string">
            <text:p text:style-name="Table_20_Contents">CPU has to wait and check whether a device needs servicing which wastes lots <text:soft-page-break/>of CPU cycles.</text:p>
          </table:table-cell>
        </table:table-row>
        <table:table-row>
          <table:table-cell table:style-name="Table1.A1" office:value-type="string">
            <text:p text:style-name="Table_20_Contents">Occurrence</text:p>
          </table:table-cell>
          <table:table-cell table:style-name="Table1.A1" office:value-type="string">
            <text:p text:style-name="Table_20_Contents">An interrupt can occur at any time.</text:p>
          </table:table-cell>
          <table:table-cell table:style-name="Table1.A1" office:value-type="string">
            <text:p text:style-name="Table_20_Contents">CPU polls the devices at regular interval.</text:p>
          </table:table-cell>
        </table:table-row>
        <table:table-row>
          <table:table-cell table:style-name="Table1.A1" office:value-type="string">
            <text:p text:style-name="Table_20_Contents">Efficiency</text:p>
          </table:table-cell>
          <table:table-cell table:style-name="Table1.A1" office:value-type="string">
            <text:p text:style-name="Table_20_Contents">Interrupt becomes inefficient when devices keep on interrupting the CPU repeatedly.</text:p>
          </table:table-cell>
          <table:table-cell table:style-name="Table1.A1" office:value-type="string">
            <text:p text:style-name="Table_20_Contents">Polling becomes inefficient when CPU rarely finds a device ready for service.</text:p>
          </table:table-cell>
        </table:table-row>
        <table:table-row>
          <table:table-cell table:style-name="Table1.A1" office:value-type="string">
            <text:p text:style-name="Table_20_Contents">Example</text:p>
          </table:table-cell>
          <table:table-cell table:style-name="Table1.A1" office:value-type="string">
            <text:p text:style-name="Table_20_Contents">Let the bell ring then open the door to check who has come.</text:p>
          </table:table-cell>
          <table:table-cell table:style-name="Table1.A1" office:value-type="string">
            <text:p text:style-name="Table_20_Contents">Constantly keep on opening the door to check whether anybody has come.</text:p>
          </table:table-cell>
        </table:table-row>
      </table:table>
      <text:p text:style-name="Text_20_body"><text:bookmark text:name="Definition"/></text:p>
      <text:h text:style-name="P9" text:outline-level="3"><text:bookmark text:name="aswift_1_expand"/><text:bookmark text:name="aswift_1_anchor"/>Definition of Interrupt</text:h>
      <text:p text:style-name="Text_20_body">An interrupt is a <text:span text:style-name="Strong_20_Emphasis">hardware mechanism</text:span> that enables CPU to detect that a device needs its attention. The CPU has a wire<text:span text:style-name="Strong_20_Emphasis"> interrupt-request line</text:span> which is checked by CPU after execution of every single instruction. When CPU senses an interrupt signal on the interrupt-request line, CPU stops its currently executing task and respond to the interrupt send by I/O device by passing the control to<text:span text:style-name="Strong_20_Emphasis"> interrupt handler</text:span>. The interrupt handler resolves the interrupt by servicing the device.</text:p>
      <text:p text:style-name="Text_20_body">Although CPU is not aware when an interrupt would occur as it can occur at any moment, but it has to respond to the interrupt whenever it occurs.</text:p>
      <text:p text:style-name="Text_20_body">When the interrupt handler finishes executing the interrupt, then the CPU <text:span text:style-name="Strong_20_Emphasis">resumes</text:span> the execution of the task that it has stopped for responding the interrupt. <text:span text:style-name="Strong_20_Emphasis">Software</text:span>, <text:span text:style-name="Strong_20_Emphasis">hardware</text:span>, <text:span text:style-name="Strong_20_Emphasis">user</text:span>, <text:span text:style-name="Strong_20_Emphasis">some error in the program</text:span>, etc. can also generate an interrupt. Interrupts handling nature of CPU leads to <text:span text:style-name="Strong_20_Emphasis">multitasking</text:span>, i.e. a user can perform a number of different tasks at the same time.</text:p>
      <text:p text:style-name="Text_20_body">If more than one interrupts are sent to the CPU, the interrupt handler helps in managing the interrupts that are waiting to be processed. As interrupt handler gets <text:span text:style-name="Strong_20_Emphasis">triggered</text:span> by the reception of an interrupt, it <text:span text:style-name="Strong_20_Emphasis">prioritizes</text:span> the interrupts waiting to be processed by the CPU and arranges them in a <text:span text:style-name="Strong_20_Emphasis">queue</text:span> to get serviced.</text:p>
      <text:h text:style-name="Heading_20_3" text:outline-level="3">Definition of Polling</text:h>
      <text:p text:style-name="Text_20_body">As we have seen in interrupts, the input from I/O device can arrive at any moment requesting the CPU to process it. Polling is a <text:span text:style-name="Strong_20_Emphasis">protocol</text:span> that notifies CPU that a device needs its attention. Unlike in interrupt, where device tells CPU that it needs CPU processing, in polling CPU keeps <text:span text:style-name="Strong_20_Emphasis">asking</text:span> the I/O device whether it needs CPU processing.</text:p>
      <text:p text:style-name="Text_20_body">The CPU <text:span text:style-name="Strong_20_Emphasis">continuously</text:span> test each and every device attached to it for detecting whether any device needs CPU attention. Every <text:span text:style-name="Strong_20_Emphasis">device</text:span> has a <text:span text:style-name="Strong_20_Emphasis">command-ready</text:span> bit which indicates the status of that device i.e. whether it has some command to be executed by CPU or not. If command bit is set <text:span text:style-name="Strong_20_Emphasis">1</text:span>, then it has some command to be executed else if the bit is <text:span text:style-name="Strong_20_Emphasis">0</text:span>, then it has no commands. <text:span text:style-name="Strong_20_Emphasis">CPU</text:span> has a <text:span text:style-name="Strong_20_Emphasis">busy bit</text:span> that indicates the status of CPU whether it is busy or not. If the busy bit is set <text:span text:style-name="Strong_20_Emphasis">1</text:span>, then it is busy in executing the command of some device, else it is <text:span text:style-name="Strong_20_Emphasis">0</text:span>.</text:p>
      <text:p text:style-name="Text_20_body"><text:span text:style-name="Strong_20_Emphasis">Algorithm for polling</text:span></text:p>
      <text:list xml:id="list1805849559" text:style-name="L2">
        <text:list-item>
          <text:p text:style-name="P7">When a device has some command to be executed by CPU it continuously checks the busy bit of CPU until it becomes clear (0). </text:p>
        </text:list-item>
        <text:list-item>
          <text:p text:style-name="P7">As the busy bit becomes clear, the device set write-bit in its command register and writes a byte in data-out register. </text:p>
        </text:list-item>
        <text:list-item>
          <text:p text:style-name="P7">Now the device sets (1) the command-ready bit. </text:p>
        </text:list-item>
        <text:list-item>
          <text:p text:style-name="P7">When CPU checks the devices command-ready bit and finds it set (1), it sets (1) its busy bit. </text:p>
        </text:list-item>
        <text:list-item>
          <text:p text:style-name="P7"><text:soft-page-break/>The CPU then reads the command register of the device and executes the command of the device. </text:p>
        </text:list-item>
        <text:list-item>
          <text:p text:style-name="P3">After command execution, CPU clears(0) the command-ready bit, error bit of the device to indicate successful execution of the command of the device and further it clears (0) its busy bit also to indicate that the CPU is free to execute the command of some other device. </text:p>
        </text:list-item>
      </text:list>
      <text:section text:style-name="Sect1" text:name="techd">
        <text:h text:style-name="Heading_20_2" text:outline-level="2"><text:bookmark text:name="KeyDifferences"/>Key Differences Between Interrupt and Polling in OS</text:h>
        <text:list xml:id="list1618527448" text:style-name="L3">
          <text:list-item>
            <text:p text:style-name="P8">In interrupt, the device notifies the CPU that it needs servicing whereas, in polling CPU repeatedly checks whether a device needs servicing. </text:p>
          </text:list-item>
          <text:list-item>
            <text:p text:style-name="P8">Interrupt is a <text:span text:style-name="Strong_20_Emphasis">hardware</text:span> <text:span text:style-name="Strong_20_Emphasis">mechanism</text:span> as CPU has a wire,<text:span text:style-name="Strong_20_Emphasis"> interrupt-request line</text:span> which signal that interrupt has occurred. On the other hands, Polling is a <text:span text:style-name="Strong_20_Emphasis">protocol</text:span> that keeps checking the <text:span text:style-name="Strong_20_Emphasis">control bits</text:span> to notify whether a device has something to execute. </text:p>
          </text:list-item>
          <text:list-item>
            <text:p text:style-name="P8"><text:span text:style-name="Strong_20_Emphasis">Interrupt handler</text:span> handles the interrupts generated by the devices. On the other hands, in polling, <text:span text:style-name="Strong_20_Emphasis">CPU</text:span> services the device when they require. </text:p>
          </text:list-item>
          <text:list-item>
            <text:p text:style-name="P8">Interrupts are signalled by the <text:span text:style-name="Strong_20_Emphasis">interrupt-request line</text:span>. However, <text:span text:style-name="Strong_20_Emphasis">Command-ready</text:span> bit indicate that the device needs servicing. </text:p>
          </text:list-item>
          <text:list-item>
            <text:p text:style-name="P8">In interrupts, CPU is only disturbed when any device interrupts it. On the other hand, in polling, CPU waste lots of CPU cycles by repeatedly checking the command-ready bit of every device. </text:p>
          </text:list-item>
          <text:list-item>
            <text:p text:style-name="P8">An interrupt can occur at<text:span text:style-name="Strong_20_Emphasis"> any instant of time</text:span> whereas, CPU keeps polling the device at the <text:span text:style-name="Strong_20_Emphasis">regular intervals</text:span>. </text:p>
          </text:list-item>
          <text:list-item>
            <text:p text:style-name="P4">Polling becomes inefficient when CPU keeps on polling the device and rarely finds any device ready for servicing. On the other hands, interrupts become inefficient when the devices keep on interrupting the CPU processing repeatedly. </text:p>
          </text:list-item>
        </text:list>
      </text:section>
      <text:h text:style-name="Heading_20_3" text:outline-level="3"><text:bookmark text:name="Conclusion"/>Conclusion:</text:h>
      <text:p text:style-name="Text_20_body">Both Polling and Interrupts are efficient in attending the I/O devices. But they can become inefficient at the certain condition as discussed above.</text:p>
      <text:p text:style-name="P5"><text:bookmark text:name="aswift_2_expand"/><text:bookmark text:name="aswift_2_anch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nuvel P</meta:initial-creator>
    <meta:creation-date>2017-07-10T11:08:17</meta:creation-date>
    <dc:date>2017-07-10T11:08:38</dc:date>
    <dc:creator>Ponnuvel P</dc:creator>
    <meta:editing-duration>P0D</meta:editing-duration>
    <meta:editing-cycles>1</meta:editing-cycles>
    <meta:document-statistic meta:table-count="1" meta:image-count="1" meta:object-count="3" meta:page-count="3" meta:paragraph-count="62" meta:word-count="1137" meta:character-count="6671" meta:non-whitespace-character-count="5592"/>
    <meta:generator>LibreOffice/3.5$Linux_x86 LibreOffice_project/350m1$Build-2</meta:generator>
  </office:meta>
</office:document-meta>
</file>